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antécédent),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a façon dont chaque individu perçoit une représentation dépend des modules cognitifs (ceux introduits par Fodor, 1983) mis en jeu. Le système cognitif est vu comme un ensemble de modules de traitement de l'information indépendants,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e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e ce courant).</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La traduction de Neumann-Held (2001) est la mienne.</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modèle qui déforme la réalité et ne permet plus progresser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de type « pauvreté du stimulus » (Chomsky, 2005)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venant des sciences sociales pour aller vers le biologique: il part d'une notion de représentation publique venant des sciences sociales (par exemple une image, un discours, ou une idéologie, qui existent dans le monde physique extérieur), et la connecte avec la notion de représentation mentale des sciences cognitives (telle que développée par Marr, 1982),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ybernétiqu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degré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 traduction est mienne, 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nous ne nous attarderons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nous ne la discuterons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contexte, pour ensuite en étudier la structure et les interactions. Comme j'espère l'avoir expliqué clairement, dans de nombreux cas la description en termes de représentations n'est pas adéquate et déforme trop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ist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54">mème</text:span><text:span text:style-name="T55"> </text:span><text:span text:style-name="T56">internet</text:span>.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nous nous intéresserons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7">a</text:span><text:span text:style-name="T58"> </text:span><text:span text:style-name="T59">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60">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de n'étudier que des représentations, est perdue.</text:p>
      <text:p text:style-name="Text_20_body">Un projet d'étude empirique des représentations langagières, dans le cadre proposé par l'épidémiologie des représentations, est donc contraint d'analyser la <text:span text:style-name="T61">forme</text:span> de ces représentations, sans avoir accès à leur <text:span text:style-name="T62">contenu</text:span>. C'est ce que font par exemple Adamic <text:span text:style-name="T63">et</text:span><text:span text:style-name="T64"> </text:span><text:span text:style-name="T65">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6">et</text:span><text:span text:style-name="T67"> </text:span><text:span text:style-name="T68">al.</text:span>, 2014, est un bon exemple), voit se développer un courant s'intéressant à la « contagion complexe », c'est-à-dire l'étude de systèmes dont le processus de base n'est plus la transmission d'un objet atomique (un hashtag, une vidéo, une URL), mais la <text:span text:style-name="T69">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70">et</text:span><text:span text:style-name="T71"> </text:span><text:span text:style-name="T72">al.</text:span>, 2014, qui étudient les transformations de motifs visuels abstraits chez les grands singes) ou la mémorabilité (Danescu-Niculescu-Mizil <text:span text:style-name="T73">et</text:span><text:span text:style-name="T74"> </text:span><text:span text:style-name="T75">al.</text:span>, 2012),<text:note text:id="ftn7" text:note-class="footnote"><text:note-citation>8</text:note-citation><text:note-body><text:p text:style-name="Footnote">Danescu-Niculescu-Mizil <text:span text:style-name="T76">et</text:span><text:span text:style-name="T77"> </text:span><text:span text:style-name="T78">al.</text:span> (2012) montrent d'ailleurs, de façon intéressante,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nous présentons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79">qualitatif</text:span> et de <text:span text:style-name="T80">quantitatif</text:span>, ni même esquisser une proposition qui pourrait s'y atteler ; le programme est trop vaste. Néanmoins le virage énactif des sciences cognitives apporte des éléments de réflexion: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Financements</text:h>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81">arXiv</text:span><text:span text:style-name="T82">:</text:span><text:span text:style-name="T83">1402</text:span><text:span text:style-name="T84">.</text:span><text:span text:style-name="T85">6792</text:span><text:span text:style-name="T86"> </text:span><text:span text:style-name="T87">[</text:span><text:span text:style-name="T88">physics</text:span><text:span text:style-name="T89">]</text:span>. <text:a xlink:type="simple" xlink:href="http://arxiv.org/abs/1402.6792" office:name=""><text:span text:style-name="Definition">http://arxiv.org/abs/1402.6792</text:span></text:a> (21 février 2016).</text:p>
      <text:p text:style-name="Text_20_body">Aunger, Robert. 2000. <text:span text:style-name="T90">Darwinizing</text:span><text:span text:style-name="T91"> </text:span><text:span text:style-name="T92">culture:</text:span><text:span text:style-name="T93"> </text:span><text:span text:style-name="T94">the</text:span><text:span text:style-name="T95"> </text:span><text:span text:style-name="T96">status</text:span><text:span text:style-name="T97"> </text:span><text:span text:style-name="T98">of</text:span><text:span text:style-name="T99"> </text:span><text:span text:style-name="T100">memetics</text:span><text:span text:style-name="T101"> </text:span><text:span text:style-name="T102">as</text:span><text:span text:style-name="T103"> </text:span><text:span text:style-name="T104">a</text:span><text:span text:style-name="T105"> </text:span><text:span text:style-name="T106">science</text:span>. Oxford; New York: Oxford University Press.</text:p>
      <text:p text:style-name="Text_20_body">Bateson, Gregory. 1972. <text:span text:style-name="T107">Steps</text:span><text:span text:style-name="T108"> </text:span><text:span text:style-name="T109">to</text:span><text:span text:style-name="T110"> </text:span><text:span text:style-name="T111">an</text:span><text:span text:style-name="T112"> </text:span><text:span text:style-name="T113">Ecology</text:span><text:span text:style-name="T114"> </text:span><text:span text:style-name="T115">of</text:span><text:span text:style-name="T116"> </text:span><text:span text:style-name="T117">Mind</text:span><text:span text:style-name="T118">:</text:span><text:span text:style-name="T119"> </text:span><text:span text:style-name="T120">Collected</text:span><text:span text:style-name="T121"> </text:span><text:span text:style-name="T122">Essays</text:span><text:span text:style-name="T123"> </text:span><text:span text:style-name="T124">in</text:span><text:span text:style-name="T125"> </text:span><text:span text:style-name="T126">Anthropology</text:span><text:span text:style-name="T127">,</text:span><text:span text:style-name="T128"> </text:span><text:span text:style-name="T129">Psychiatry</text:span><text:span text:style-name="T130">,</text:span><text:span text:style-name="T131"> </text:span><text:span text:style-name="T132">Evolution</text:span><text:span text:style-name="T133">,</text:span><text:span text:style-name="T134"> </text:span><text:span text:style-name="T135">and</text:span><text:span text:style-name="T136"> </text:span><text:span text:style-name="T137">Epistemology</text:span>. University of Chicago Press.</text:p>
      <text:p text:style-name="Text_20_body">Becker, Howard S. 1996. The epistemology of qualitative research. In R. Jessor, A. Colby et R. A. Shweder (éd.), <text:span text:style-name="T138">Ethnography</text:span><text:span text:style-name="T139"> </text:span><text:span text:style-name="T140">and</text:span><text:span text:style-name="T141"> </text:span><text:span text:style-name="T142">human</text:span><text:span text:style-name="T143"> </text:span><text:span text:style-name="T144">development:</text:span><text:span text:style-name="T145"> </text:span><text:span text:style-name="T146">Context</text:span><text:span text:style-name="T147"> </text:span><text:span text:style-name="T148">and</text:span><text:span text:style-name="T149"> </text:span><text:span text:style-name="T150">meaning</text:span><text:span text:style-name="T151"> </text:span><text:span text:style-name="T152">in</text:span><text:span text:style-name="T153"> </text:span><text:span text:style-name="T154">social</text:span><text:span text:style-name="T155"> </text:span><text:span text:style-name="T156">inquiry</text:span>, 53‑71. (The John D. and Catherine T. MacArthur Foundation series on mental health and development.). Chicago, IL, US: University of Chicago Press.</text:p>
      <text:p text:style-name="Text_20_body">Bourdieu, Pierre. 1980. <text:span text:style-name="T157">Le</text:span><text:span text:style-name="T158"> </text:span><text:span text:style-name="T159">sens</text:span><text:span text:style-name="T160"> </text:span><text:span text:style-name="T161">pratique</text:span>. Paris: Editions de Minuit.</text:p>
      <text:p text:style-name="Text_20_body">Boyd, Robert et Peter J Richerson. 1985. <text:span text:style-name="T162">Culture</text:span><text:span text:style-name="T163"> </text:span><text:span text:style-name="T164">and</text:span><text:span text:style-name="T165"> </text:span><text:span text:style-name="T166">the</text:span><text:span text:style-name="T167"> </text:span><text:span text:style-name="T168">evolutionary</text:span><text:span text:style-name="T169"> </text:span><text:span text:style-name="T170">process</text:span>. Chicago: University of Chicago Press.</text:p>
      <text:p text:style-name="Text_20_body">Chomsky, Noam. 1959. A Review of B. F. Skinner’s Verbal Behavior. <text:span text:style-name="T171">Language</text:span> 35(1). 26‑58. <text:a xlink:type="simple" xlink:href="http://cogprints.org/1148/1/chomsky.htm" office:name=""><text:span text:style-name="Definition">http://cogprints.org/1148/1/chomsky.htm</text:span></text:a> (24 octobre 2016).</text:p>
      <text:p text:style-name="Text_20_body">Chomsky, Noam. 2005. <text:span text:style-name="T172">Rules</text:span><text:span text:style-name="T173"> </text:span><text:span text:style-name="T174">and</text:span><text:span text:style-name="T175"> </text:span><text:span text:style-name="T176">Representations</text:span>. Columbia University Press.</text:p>
      <text:p text:style-name="Text_20_body">Claidière, Nicolas, Kenny Smith, Simon Kirby et Joël Fagot. 2014. Cultural evolution of systematically structured behaviour in a non-human primate. <text:span text:style-name="T177">Proceedings</text:span><text:span text:style-name="T178"> </text:span><text:span text:style-name="T179">of</text:span><text:span text:style-name="T180"> </text:span><text:span text:style-name="T181">the</text:span><text:span text:style-name="T182"> </text:span><text:span text:style-name="T183">Royal</text:span><text:span text:style-name="T184"> </text:span><text:span text:style-name="T185">Society</text:span><text:span text:style-name="T186"> </text:span><text:span text:style-name="T187">of</text:span><text:span text:style-name="T188"> </text:span><text:span text:style-name="T189">London</text:span><text:span text:style-name="T190"> </text:span><text:span text:style-name="T191">B</text:span><text:span text:style-name="T192">:</text:span><text:span text:style-name="T193"> </text:span><text:span text:style-name="T194">Biological</text:span><text:span text:style-name="T195"> </text:span><text:span text:style-name="T196">Sciences</text:span> 281(1797). 20141541. doi:<text:a xlink:type="simple" xlink:href="https://doi.org/10.1098/rspb.2014.1541" office:name=""><text:span text:style-name="Definition">10.1098/rspb.2014.1541</text:span></text:a>. <text:a xlink:type="simple" xlink:href="http://rspb.royalsocietypublishing.org/content/281/1797/20141541" office:name=""><text:span text:style-name="Definition">http://rspb.royalsocietypublishing.org/content/281/1797/20141541</text:span></text:a> (31 mars 2015).</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97">Explaining</text:span><text:span text:style-name="T198"> </text:span><text:span text:style-name="T199">Language</text:span><text:span text:style-name="T200"> </text:span><text:span text:style-name="T201">Change</text:span><text:span text:style-name="T202">:</text:span><text:span text:style-name="T203"> </text:span><text:span text:style-name="T204">An</text:span><text:span text:style-name="T205"> </text:span><text:span text:style-name="T206">Evolutionary</text:span><text:span text:style-name="T207"> </text:span><text:span text:style-name="T208">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Justin Cheng, Jon Kleinberg et Lillian Lee. 2012. You had me at hello: How phrasing affects memorability. <text:span text:style-name="T209">arXiv</text:span><text:span text:style-name="T210">:</text:span><text:span text:style-name="T211">1203</text:span><text:span text:style-name="T212">.</text:span><text:span text:style-name="T213">6360</text:span><text:span text:style-name="T214"> </text:span><text:span text:style-name="T215">[</text:span><text:span text:style-name="T216">physics</text:span><text:span text:style-name="T217">]</text:span>. <text:a xlink:type="simple" xlink:href="http://arxiv.org/abs/1203.6360" office:name=""><text:span text:style-name="Definition">http://arxiv.org/abs/1203.6360</text:span></text:a> (12 février 2016).</text:p>
      <text:p text:style-name="Text_20_body">Darwin, Charles. 1981. <text:span text:style-name="T218">The</text:span><text:span text:style-name="T219"> </text:span><text:span text:style-name="T220">Descent</text:span><text:span text:style-name="T221"> </text:span><text:span text:style-name="T222">of</text:span><text:span text:style-name="T223"> </text:span><text:span text:style-name="T224">Man</text:span><text:span text:style-name="T225">,</text:span><text:span text:style-name="T226"> </text:span><text:span text:style-name="T227">and</text:span><text:span text:style-name="T228"> </text:span><text:span text:style-name="T229">Selection</text:span><text:span text:style-name="T230"> </text:span><text:span text:style-name="T231">in</text:span><text:span text:style-name="T232"> </text:span><text:span text:style-name="T233">Relation</text:span><text:span text:style-name="T234"> </text:span><text:span text:style-name="T235">to</text:span><text:span text:style-name="T236"> </text:span><text:span text:style-name="T237">Sex</text:span>. Princeton, N.J.: Princeton University Press.</text:p>
      <text:p text:style-name="Text_20_body">Dawkins, Richard. 2006. <text:span text:style-name="T238">The</text:span><text:span text:style-name="T239"> </text:span><text:span text:style-name="T240">selfish</text:span><text:span text:style-name="T241"> </text:span><text:span text:style-name="T242">gene</text:span>. Oxford; New York: Oxford University Press.</text:p>
      <text:p text:style-name="Text_20_body">Fisher, Ronald A et J. H Bennett. 1999. <text:span text:style-name="T243">The</text:span><text:span text:style-name="T244"> </text:span><text:span text:style-name="T245">genetical</text:span><text:span text:style-name="T246"> </text:span><text:span text:style-name="T247">theory</text:span><text:span text:style-name="T248"> </text:span><text:span text:style-name="T249">of</text:span><text:span text:style-name="T250"> </text:span><text:span text:style-name="T251">natural</text:span><text:span text:style-name="T252"> </text:span><text:span text:style-name="T253">selection:</text:span><text:span text:style-name="T254"> </text:span><text:span text:style-name="T255">a</text:span><text:span text:style-name="T256"> </text:span><text:span text:style-name="T257">complete</text:span><text:span text:style-name="T258"> </text:span><text:span text:style-name="T259">variorum</text:span><text:span text:style-name="T260"> </text:span><text:span text:style-name="T261">edition</text:span>. Oxford: Oxford University Press.</text:p>
      <text:p text:style-name="Text_20_body">Fodor, Jerry A. 1975. <text:span text:style-name="T262">The</text:span><text:span text:style-name="T263"> </text:span><text:span text:style-name="T264">Language</text:span><text:span text:style-name="T265"> </text:span><text:span text:style-name="T266">of</text:span><text:span text:style-name="T267"> </text:span><text:span text:style-name="T268">Thought</text:span>. New York: Crowell.</text:p>
      <text:p text:style-name="Text_20_body">Fodor, Jerry A. 1983. <text:span text:style-name="T269">The</text:span><text:span text:style-name="T270"> </text:span><text:span text:style-name="T271">Modularity</text:span><text:span text:style-name="T272"> </text:span><text:span text:style-name="T273">of</text:span><text:span text:style-name="T274"> </text:span><text:span text:style-name="T275">Mind</text:span><text:span text:style-name="T276">:</text:span><text:span text:style-name="T277"> </text:span><text:span text:style-name="T278">An</text:span><text:span text:style-name="T279"> </text:span><text:span text:style-name="T280">Essay</text:span><text:span text:style-name="T281"> </text:span><text:span text:style-name="T282">on</text:span><text:span text:style-name="T283"> </text:span><text:span text:style-name="T284">Faculty</text:span><text:span text:style-name="T285"> </text:span><text:span text:style-name="T286">Psychology</text:span>. Cambridge, Mass.: MIT Press.</text:p>
      <text:p text:style-name="Text_20_body">Gibson, James J. 2014. <text:span text:style-name="T287">The</text:span><text:span text:style-name="T288"> </text:span><text:span text:style-name="T289">Ecological</text:span><text:span text:style-name="T290"> </text:span><text:span text:style-name="T291">Approach</text:span><text:span text:style-name="T292"> </text:span><text:span text:style-name="T293">to</text:span><text:span text:style-name="T294"> </text:span><text:span text:style-name="T295">Visual</text:span><text:span text:style-name="T296"> </text:span><text:span text:style-name="T297">Perception</text:span><text:span text:style-name="T298">:</text:span><text:span text:style-name="T299"> </text:span><text:span text:style-name="T300">Classic</text:span><text:span text:style-name="T301"> </text:span><text:span text:style-name="T302">Edition</text:span>. Psychology Press.</text:p>
      <text:p text:style-name="Text_20_body">Gould, Stephen Jay. 1977. <text:span text:style-name="T303">Ontogeny</text:span><text:span text:style-name="T304"> </text:span><text:span text:style-name="T305">and</text:span><text:span text:style-name="T306"> </text:span><text:span text:style-name="T307">phylogeny</text:span>. Cambridge, Mass.: Belknap Press of Harvard University Press.</text:p>
      <text:p text:style-name="Text_20_body">Hutto, Daniel D et Erik Myin. 2013. <text:span text:style-name="T308">Radicalizing</text:span><text:span text:style-name="T309"> </text:span><text:span text:style-name="T310">Enactivism</text:span><text:span text:style-name="T311">:</text:span><text:span text:style-name="T312"> </text:span><text:span text:style-name="T313">Basic</text:span><text:span text:style-name="T314"> </text:span><text:span text:style-name="T315">Minds</text:span><text:span text:style-name="T316"> </text:span><text:span text:style-name="T317">Without</text:span><text:span text:style-name="T318"> </text:span><text:span text:style-name="T319">Content</text:span>. Cambridge, Mass.: MIT Press. <text:a xlink:type="simple" xlink:href="http://public.eblib.com/choice/publicfullrecord.aspx?p=3339551" office:name=""><text:span text:style-name="Definition">http://public.eblib.com/choice/publicfullrecord.aspx?p=3339551</text:span></text:a> (16 octobre 2016).</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320">Social</text:span><text:span text:style-name="T321"> </text:span><text:span text:style-name="T322">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323">Anthropology</text:span><text:span text:style-name="T324"> </text:span><text:span text:style-name="T325">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326">Cambridge</text:span><text:span text:style-name="T327"> </text:span><text:span text:style-name="T328">University</text:span><text:span text:style-name="T329"> </text:span><text:span text:style-name="T330">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Jablonka, Eva M. 2001. The Systems of Inheritance. In Susan Oyama, Paul Griffiths et Russell D Gray (éd.), <text:span text:style-name="T331">Cycles</text:span><text:span text:style-name="T332"> </text:span><text:span text:style-name="T333">of</text:span><text:span text:style-name="T334"> </text:span><text:span text:style-name="T335">contingency:</text:span><text:span text:style-name="T336"> </text:span><text:span text:style-name="T337">developmental</text:span><text:span text:style-name="T338"> </text:span><text:span text:style-name="T339">systems</text:span><text:span text:style-name="T340"> </text:span><text:span text:style-name="T341">and</text:span><text:span text:style-name="T342"> </text:span><text:span text:style-name="T343">evolution</text:span>, 99‑116. Cambridge, Mass.: MIT Press.</text:p>
      <text:p text:style-name="Text_20_body">Krakauer, David, Nils Bertschinger, Eckehard Olbrich, Nihat Ay et Jessica C. Flack. 2014. The Information Theory of Individuality. <text:span text:style-name="T344">arXiv</text:span><text:span text:style-name="T345">:</text:span><text:span text:style-name="T346">1412</text:span><text:span text:style-name="T347">.</text:span><text:span text:style-name="T348">2447</text:span><text:span text:style-name="T349"> </text:span><text:span text:style-name="T350">[</text:span><text:span text:style-name="T351">q</text:span><text:span text:style-name="T352">-</text:span><text:span text:style-name="T353">bio</text:span><text:span text:style-name="T354">]</text:span>. <text:a xlink:type="simple" xlink:href="http://arxiv.org/abs/1412.2447" office:name=""><text:span text:style-name="Definition">http://arxiv.org/abs/1412.2447</text:span></text:a> (24 octobre 2016).</text:p>
      <text:p text:style-name="Text_20_body">Kroeber, A. L. 1952. <text:span text:style-name="T355">The</text:span><text:span text:style-name="T356"> </text:span><text:span text:style-name="T357">Nature</text:span><text:span text:style-name="T358"> </text:span><text:span text:style-name="T359">of</text:span><text:span text:style-name="T360"> </text:span><text:span text:style-name="T361">Culture</text:span>. Chicago: University of Chicago Press.</text:p>
      <text:p text:style-name="Text_20_body">Lauf, Aurelien, Mathieu Valette et Leila Khouas. 2013. Analyzing Variation Patterns In Quotes Over Time. <text:span text:style-name="T362">Research</text:span><text:span text:style-name="T363"> </text:span><text:span text:style-name="T364">in</text:span><text:span text:style-name="T365"> </text:span><text:span text:style-name="T366">Computing</text:span><text:span text:style-name="T367"> </text:span><text:span text:style-name="T368">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 Quoc V. et Tomas Mikolov. 2014. Distributed Representations of Sentences and Documents. <text:span text:style-name="T369">arXiv</text:span><text:span text:style-name="T370">:</text:span><text:span text:style-name="T371">1405</text:span><text:span text:style-name="T372">.</text:span><text:span text:style-name="T373">4053</text:span><text:span text:style-name="T374"> </text:span><text:span text:style-name="T375">[</text:span><text:span text:style-name="T376">cs</text:span><text:span text:style-name="T377">]</text:span>. <text:a xlink:type="simple" xlink:href="http://arxiv.org/abs/1405.4053" office:name=""><text:span text:style-name="Definition">http://arxiv.org/abs/1405.4053</text:span></text:a> (25 octobre 2016).</text:p>
      <text:p text:style-name="Text_20_body">Leskovec, Jure, Lars Backstrom et Jon Kleinberg. 2009. Meme-tracking and the Dynamics of the News Cycle. In, <text:span text:style-name="T378">Proceedings</text:span><text:span text:style-name="T379"> </text:span><text:span text:style-name="T380">of</text:span><text:span text:style-name="T381"> </text:span><text:span text:style-name="T382">the</text:span><text:span text:style-name="T383"> </text:span><text:span text:style-name="T384">15th</text:span><text:span text:style-name="T385"> </text:span><text:span text:style-name="T386">ACM</text:span><text:span text:style-name="T387"> </text:span><text:span text:style-name="T388">SIGKDD</text:span><text:span text:style-name="T389"> </text:span><text:span text:style-name="T390">International</text:span><text:span text:style-name="T391"> </text:span><text:span text:style-name="T392">Conference</text:span><text:span text:style-name="T393"> </text:span><text:span text:style-name="T394">on</text:span><text:span text:style-name="T395"> </text:span><text:span text:style-name="T396">Knowledge</text:span><text:span text:style-name="T397"> </text:span><text:span text:style-name="T398">Discovery</text:span><text:span text:style-name="T399"> </text:span><text:span text:style-name="T400">and</text:span><text:span text:style-name="T401"> </text:span><text:span text:style-name="T402">Data</text:span><text:span text:style-name="T403"> </text:span><text:span text:style-name="T404">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Lewontin, Richard C. 2001a. Gene, Organism and Environment: A New Introduction. In Susan Oyama, Paul Griffiths et Russell D Gray (éd.), <text:span text:style-name="T405">Cycles</text:span><text:span text:style-name="T406"> </text:span><text:span text:style-name="T407">of</text:span><text:span text:style-name="T408"> </text:span><text:span text:style-name="T409">contingency:</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5‑58. Cambridge, Mass.: MIT Press.</text:p>
      <text:p text:style-name="Text_20_body">Lewontin, Richard C. 2001b. Gene, Organism and Environment. In Susan Oyama, Paul Griffiths et Russell D Gray (éd.), <text:span text:style-name="T418">Cycles</text:span><text:span text:style-name="T419"> </text:span><text:span text:style-name="T420">of</text:span><text:span text:style-name="T421"> </text:span><text:span text:style-name="T422">contingency:</text:span><text:span text:style-name="T423"> </text:span><text:span text:style-name="T424">developmental</text:span><text:span text:style-name="T425"> </text:span><text:span text:style-name="T426">systems</text:span><text:span text:style-name="T427"> </text:span><text:span text:style-name="T428">and</text:span><text:span text:style-name="T429"> </text:span><text:span text:style-name="T430">evolution</text:span>, 59‑66. Cambridge, Mass.: MIT Press.</text:p>
      <text:p text:style-name="Text_20_body">Maingueneau, Dominique. 2004. La situation d’énonciation, entre langue et discours. In, <text:span text:style-name="T431">Dix</text:span><text:span text:style-name="T432"> </text:span><text:span text:style-name="T433">ans</text:span><text:span text:style-name="T434"> </text:span><text:span text:style-name="T435">de</text:span><text:span text:style-name="T436"> </text:span><text:span text:style-name="T437">S</text:span><text:span text:style-name="T438">.</text:span><text:span text:style-name="T439">D</text:span><text:span text:style-name="T440">.</text:span><text:span text:style-name="T441">U</text:span><text:span text:style-name="T442">.</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rr, David. 1982. <text:span text:style-name="T443">Vision:</text:span><text:span text:style-name="T444"> </text:span><text:span text:style-name="T445">A</text:span><text:span text:style-name="T446"> </text:span><text:span text:style-name="T447">Computational</text:span><text:span text:style-name="T448"> </text:span><text:span text:style-name="T449">Investigation</text:span><text:span text:style-name="T450"> </text:span><text:span text:style-name="T451">into</text:span><text:span text:style-name="T452"> </text:span><text:span text:style-name="T453">the</text:span><text:span text:style-name="T454"> </text:span><text:span text:style-name="T455">Human</text:span><text:span text:style-name="T456"> </text:span><text:span text:style-name="T457">Representation</text:span><text:span text:style-name="T458"> </text:span><text:span text:style-name="T459">and</text:span><text:span text:style-name="T460"> </text:span><text:span text:style-name="T461">Processing</text:span><text:span text:style-name="T462"> </text:span><text:span text:style-name="T463">of</text:span><text:span text:style-name="T464"> </text:span><text:span text:style-name="T465">Visual</text:span><text:span text:style-name="T466"> </text:span><text:span text:style-name="T467">Information</text:span>. New York: W.H. Freeman.</text:p>
      <text:p text:style-name="Text_20_body">Mauss, Marcel. 1979. <text:span text:style-name="T468">Sociology</text:span><text:span text:style-name="T469"> </text:span><text:span text:style-name="T470">and</text:span><text:span text:style-name="T471"> </text:span><text:span text:style-name="T472">psychology:</text:span><text:span text:style-name="T473"> </text:span><text:span text:style-name="T474">Essays</text:span><text:span text:style-name="T475">.</text:span><text:span text:style-name="T476"> </text:span><text:span text:style-name="T477">Transl</text:span><text:span text:style-name="T478">.</text:span><text:span text:style-name="T479"> </text:span><text:span text:style-name="T480">by</text:span><text:span text:style-name="T481"> </text:span><text:span text:style-name="T482">Ben</text:span><text:span text:style-name="T483"> </text:span><text:span text:style-name="T484">Brewster</text:span><text:span text:style-name="T485">.</text:span> London: Routledge &amp; Kegan Paul.</text:p>
      <text:p text:style-name="Text_20_body">Menary, Richard. 2006. <text:span text:style-name="T486">Radical</text:span><text:span text:style-name="T487"> </text:span><text:span text:style-name="T488">Enactivism</text:span><text:span text:style-name="T489">:</text:span><text:span text:style-name="T490"> </text:span><text:span text:style-name="T491">Intentionality</text:span><text:span text:style-name="T492">,</text:span><text:span text:style-name="T493"> </text:span><text:span text:style-name="T494">Phenomenology</text:span><text:span text:style-name="T495">,</text:span><text:span text:style-name="T496"> </text:span><text:span text:style-name="T497">and</text:span><text:span text:style-name="T498"> </text:span><text:span text:style-name="T499">Narrative</text:span><text:span text:style-name="T500">:</text:span><text:span text:style-name="T501"> </text:span><text:span text:style-name="T502">Focus</text:span><text:span text:style-name="T503"> </text:span><text:span text:style-name="T504">on</text:span><text:span text:style-name="T505"> </text:span><text:span text:style-name="T506">the</text:span><text:span text:style-name="T507"> </text:span><text:span text:style-name="T508">Philosophy</text:span><text:span text:style-name="T509"> </text:span><text:span text:style-name="T510">of</text:span><text:span text:style-name="T511"> </text:span><text:span text:style-name="T512">Daniel</text:span><text:span text:style-name="T513"> </text:span><text:span text:style-name="T514">D</text:span><text:span text:style-name="T515">.</text:span><text:span text:style-name="T516"> </text:span><text:span text:style-name="T517">Hutto</text:span>. Amsterdam; Philadelphia: J. Benjamins Pub. Co. <text:a xlink:type="simple" xlink:href="http://public.eblib.com/choice/publicfullrecord.aspx?p=623028" office:name=""><text:span text:style-name="Definition">http://public.eblib.com/choice/publicfullrecord.aspx?p=623028</text:span></text:a> (16 octobre 2016).</text:p>
      <text:p text:style-name="Text_20_body">Mesoudi, Alex. 2011. <text:span text:style-name="T518">Cultural</text:span><text:span text:style-name="T519"> </text:span><text:span text:style-name="T520">Evolution</text:span><text:span text:style-name="T521">:</text:span><text:span text:style-name="T522"> </text:span><text:span text:style-name="T523">How</text:span><text:span text:style-name="T524"> </text:span><text:span text:style-name="T525">Darwinian</text:span><text:span text:style-name="T526"> </text:span><text:span text:style-name="T527">Theory</text:span><text:span text:style-name="T528"> </text:span><text:span text:style-name="T529">Can</text:span><text:span text:style-name="T530"> </text:span><text:span text:style-name="T531">Explain</text:span><text:span text:style-name="T532"> </text:span><text:span text:style-name="T533">Human</text:span><text:span text:style-name="T534"> </text:span><text:span text:style-name="T535">Culture</text:span><text:span text:style-name="T536"> </text:span><text:span text:style-name="T537">and</text:span><text:span text:style-name="T538"> </text:span><text:span text:style-name="T539">Synthesize</text:span><text:span text:style-name="T540"> </text:span><text:span text:style-name="T541">the</text:span><text:span text:style-name="T542"> </text:span><text:span text:style-name="T543">Social</text:span><text:span text:style-name="T544"> </text:span><text:span text:style-name="T545">Sciences</text:span>. University of Chicago Press.</text:p>
      <text:p text:style-name="Text_20_body">Mesoudi, Alex, Andrew Whiten et Kevin N. Laland. 2006. Towards a unified science of cultural evolution. <text:span text:style-name="T546">Behavioral</text:span><text:span text:style-name="T547"> </text:span><text:span text:style-name="T548">and</text:span><text:span text:style-name="T549"> </text:span><text:span text:style-name="T550">Brain</text:span><text:span text:style-name="T551"> </text:span><text:span text:style-name="T552">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553">Evolution</text:span><text:span text:style-name="T554"> </text:span><text:span text:style-name="T555">and</text:span><text:span text:style-name="T556"> </text:span><text:span text:style-name="T557">Human</text:span><text:span text:style-name="T558"> </text:span><text:span text:style-name="T559">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rin, Olivier. 2013. How portraits turned their eyes upon us: Visual preferences and demographic change in cultural evolution. <text:span text:style-name="T560">Evolution</text:span><text:span text:style-name="T561"> </text:span><text:span text:style-name="T562">and</text:span><text:span text:style-name="T563"> </text:span><text:span text:style-name="T564">Human</text:span><text:span text:style-name="T565"> </text:span><text:span text:style-name="T566">Behavior</text:span> 34(3). 222‑229. doi:<text:a xlink:type="simple" xlink:href="https://doi.org/10.1016/j.evolhumbehav.2013.01.004" office:name=""><text:span text:style-name="Definition">10.1016/j.evolhumbehav.2013.01.004</text:span></text:a>. <text:a xlink:type="simple" xlink:href="http://www.ehbonline.org/article/S1090513813000056/abstract" office:name=""><text:span text:style-name="Definition">http://www.ehbonline.org/article/S1090513813000056/abstract</text:span></text:a> (18 mai 2016).</text:p>
      <text:p text:style-name="Text_20_body">Moussaïd, Mehdi, Henry Brighton et Wolfgang Gaissmaier. 2015. The amplification of risk in experimental diffusion chains. <text:span text:style-name="T567">Proceedings</text:span><text:span text:style-name="T568"> </text:span><text:span text:style-name="T569">of</text:span><text:span text:style-name="T570"> </text:span><text:span text:style-name="T571">the</text:span><text:span text:style-name="T572"> </text:span><text:span text:style-name="T573">National</text:span><text:span text:style-name="T574"> </text:span><text:span text:style-name="T575">Academy</text:span><text:span text:style-name="T576"> </text:span><text:span text:style-name="T577">of</text:span><text:span text:style-name="T578"> </text:span><text:span text:style-name="T579">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Neumann-Held, Eva M. 2001. Let’s Talk About Genes: The Process Molecular Gene Concept and Its Context. In Susan Oyama, Paul Griffiths et Russell D Gray (éd.), <text:span text:style-name="T580">Cycles</text:span><text:span text:style-name="T581"> </text:span><text:span text:style-name="T582">of</text:span><text:span text:style-name="T583"> </text:span><text:span text:style-name="T584">contingency:</text:span><text:span text:style-name="T585"> </text:span><text:span text:style-name="T586">developmental</text:span><text:span text:style-name="T587"> </text:span><text:span text:style-name="T588">systems</text:span><text:span text:style-name="T589"> </text:span><text:span text:style-name="T590">and</text:span><text:span text:style-name="T591"> </text:span><text:span text:style-name="T592">evolution</text:span>, 69‑84. Cambridge, Mass.: MIT Press.</text:p>
      <text:p text:style-name="Text_20_body">O’Regan, J. Kevin et Alva Noë. 2001. A sensorimotor account of vision and visual consciousness. <text:span text:style-name="T593">Behavioral</text:span><text:span text:style-name="T594"> </text:span><text:span text:style-name="T595">and</text:span><text:span text:style-name="T596"> </text:span><text:span text:style-name="T597">Brain</text:span><text:span text:style-name="T598"> </text:span><text:span text:style-name="T599">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600">Cycles</text:span><text:span text:style-name="T601"> </text:span><text:span text:style-name="T602">of</text:span><text:span text:style-name="T603"> </text:span><text:span text:style-name="T604">contingency:</text:span><text:span text:style-name="T605"> </text:span><text:span text:style-name="T606">developmental</text:span><text:span text:style-name="T607"> </text:span><text:span text:style-name="T608">systems</text:span><text:span text:style-name="T609"> </text:span><text:span text:style-name="T610">and</text:span><text:span text:style-name="T611"> </text:span><text:span text:style-name="T612">evolution</text:span>. Cambridge, Mass.: MIT Press.</text:p>
      <text:p text:style-name="Text_20_body">Portin, Petter. 1993. The Concept of the Gene: Short History and Present Status. <text:span text:style-name="T613">The</text:span><text:span text:style-name="T614"> </text:span><text:span text:style-name="T615">Quarterly</text:span><text:span text:style-name="T616"> </text:span><text:span text:style-name="T617">Review</text:span><text:span text:style-name="T618"> </text:span><text:span text:style-name="T619">of</text:span><text:span text:style-name="T620"> </text:span><text:span text:style-name="T621">Biology</text:span> 68(2). 173‑223. <text:a xlink:type="simple" xlink:href="http://www.jstor.org/stable/2829967" office:name=""><text:span text:style-name="Definition">http://www.jstor.org/stable/2829967</text:span></text:a> (22 octobre 2016).</text:p>
      <text:p text:style-name="Text_20_body">Prum, Richard O. et Alan H. Brush. 2014. Which Came First, the Feather or the Bird? <text:span text:style-name="T622">Scientific</text:span><text:span text:style-name="T623"> </text:span><text:span text:style-name="T624">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625">Fifth</text:span><text:span text:style-name="T626"> </text:span><text:span text:style-name="T627">International</text:span><text:span text:style-name="T628"> </text:span><text:span text:style-name="T629">AAAI</text:span><text:span text:style-name="T630"> </text:span><text:span text:style-name="T631">Conference</text:span><text:span text:style-name="T632"> </text:span><text:span text:style-name="T633">on</text:span><text:span text:style-name="T634"> </text:span><text:span text:style-name="T635">Weblogs</text:span><text:span text:style-name="T636"> </text:span><text:span text:style-name="T637">and</text:span><text:span text:style-name="T638"> </text:span><text:span text:style-name="T639">Social</text:span><text:span text:style-name="T640"> </text:span><text:span text:style-name="T641">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642">What</text:span><text:span text:style-name="T643"> </text:span><text:span text:style-name="T644">science</text:span><text:span text:style-name="T645"> </text:span><text:span text:style-name="T646">offers</text:span><text:span text:style-name="T647"> </text:span><text:span text:style-name="T648">the</text:span><text:span text:style-name="T649"> </text:span><text:span text:style-name="T650">humanities:</text:span><text:span text:style-name="T651"> </text:span><text:span text:style-name="T652">integrating</text:span><text:span text:style-name="T653"> </text:span><text:span text:style-name="T654">body</text:span><text:span text:style-name="T655"> </text:span><text:span text:style-name="T656">and</text:span><text:span text:style-name="T657"> </text:span><text:span text:style-name="T658">culture</text:span>. Cambridge; New York: Cambridge University Press.</text:p>
      <text:p text:style-name="Text_20_body">Sperber, Dan. 1996. <text:span text:style-name="T659">Explaining</text:span><text:span text:style-name="T660"> </text:span><text:span text:style-name="T661">culture:</text:span><text:span text:style-name="T662"> </text:span><text:span text:style-name="T663">a</text:span><text:span text:style-name="T664"> </text:span><text:span text:style-name="T665">naturalistic</text:span><text:span text:style-name="T666"> </text:span><text:span text:style-name="T667">approach</text:span>. Oxford, UK; Cambridge, Mass.: Blackwell.</text:p>
      <text:p text:style-name="Text_20_body">Sperber, Dan et Deirdre Wilson. 1986. <text:span text:style-name="T668">Relevance:</text:span><text:span text:style-name="T669"> </text:span><text:span text:style-name="T670">Communication</text:span><text:span text:style-name="T671"> </text:span><text:span text:style-name="T672">and</text:span><text:span text:style-name="T673"> </text:span><text:span text:style-name="T674">Cognition</text:span>. Cambridge, Massaschusetts: Harvard University Press.</text:p>
      <text:p text:style-name="Text_20_body">Weismann, August. 1893. <text:span text:style-name="T675">The</text:span><text:span text:style-name="T676"> </text:span><text:span text:style-name="T677">Germ</text:span><text:span text:style-name="T678">-</text:span><text:span text:style-name="T679">Plasm</text:span><text:span text:style-name="T680">:</text:span><text:span text:style-name="T681"> </text:span><text:span text:style-name="T682">A</text:span><text:span text:style-name="T683"> </text:span><text:span text:style-name="T684">Theory</text:span><text:span text:style-name="T685"> </text:span><text:span text:style-name="T686">of</text:span><text:span text:style-name="T687"> </text:span><text:span text:style-name="T688">Heredity</text:span>. Scribner’s.</text:p>
      <text:p text:style-name="Text_20_body">West-Eberhard, Mary Jane. 2003. <text:span text:style-name="T689">Developmental</text:span><text:span text:style-name="T690"> </text:span><text:span text:style-name="T691">plasticity</text:span><text:span text:style-name="T692"> </text:span><text:span text:style-name="T693">and</text:span><text:span text:style-name="T694"> </text:span><text:span text:style-name="T695">evolution</text:span>. Oxford; New York: Oxford University Press.</text:p>
      <text:p text:style-name="Text_20_body">Wittgenstein, Ludwig et Gertrude Elizabeth Margaret Anscombe. 1958. <text:span text:style-name="T696">Philosophical</text:span><text:span text:style-name="T697"> </text:span><text:span text:style-name="T69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